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3.24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603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ひゅおえええええええええぇぇぇぇぇっ！！！</text:p>
          </table:table-cell>
          <table:table-cell office:value-type="string" calcext:value-type="string">
            <text:p>Falling into bandit prison</text:p>
          </table:table-cell>
          <table:table-cell office:value-type="string" calcext:value-type="string">
            <text:p>Hamuko</text:p>
          </table:table-cell>
          <table:table-cell office:value-type="string" calcext:value-type="string">
            <text:p>Hyueeeeeeeeehhhh!!!</text:p>
          </table:table-cell>
        </table:table-row>
        <table:table-row table:style-name="ro2">
          <table:table-cell office:value-type="string" calcext:value-type="string">
            <text:p>あえて侵入経路を設置し、そこに罠を仕掛ける<text:line-break/>ことで、効率よく侵入者を捕縛することができる<text:line-break/>というわけ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ey set up an ideal entrance for intruders, and then laid a trap in it. What an efficient way to make sure all trespassers get caught.</text:p>
          </table:table-cell>
        </table:table-row>
        <table:table-row table:style-name="ro3">
          <table:table-cell office:value-type="string" calcext:value-type="string">
            <text:p>これを機に、以後このようなミスを犯すことの</text:p>
            <text:p>ないよう、我々は十分に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’ll have to treat this as a learning experience so we never fall for it aga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3:17:02.584000000</dc:date>
    <dc:title>Untitled Spreadsheet</dc:title>
    <dc:description/>
    <dc:subject/>
    <meta:keyword/>
    <meta:editing-duration>PT3M52S</meta:editing-duration>
    <meta:editing-cycles>1</meta:editing-cycles>
    <meta:document-statistic meta:table-count="1" meta:cell-count="10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